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5460a5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officeooo:paragraph-rsid="006432c5"/>
    </style:style>
    <style:style style:name="P5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1401b1" style:font-style-asian="normal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weight="normal" officeooo:rsid="008f8dcf" style:font-weight-asian="normal" style:font-weight-complex="normal"/>
    </style:style>
    <style:style style:name="T56" style:family="text">
      <style:text-properties style:text-position="-5% 100%" fo:font-weight="bold" officeooo:rsid="008f8dcf" style:font-weight-asian="bold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officeooo:rsid="0113d8f1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letter-spacing="-0.016cm" fo:font-style="normal" officeooo:rsid="001c3d3e" style:font-style-asian="normal" style:font-style-complex="normal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0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2">OBSERVACIONES</text:span>: <text:span text:style-name="T45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2', '206', '207', '211', '212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9"><text:text-input text:description="&lt;o.currency_id.symbol&gt;">USD</text:text-input></text:span></text:p>
          </table:table-cell>
          <table:table-cell table:style-name="Table1.C2" office:value-type="string">
            <text:p text:style-name="P50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6"><text:span text:style-name="T70">Son: </text:span><text:span text:style-name="T70"><text:placeholder text:placeholder-type="text">&lt;o.currency_id.name or o.company_id.currency_id.name&gt;</text:placeholder></text:span><text:span text:style-name="T70"><text:s/></text:span><text:span text:style-name="T70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1401b1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48" style:family="text">
      <style:text-properties style:text-position="-5% 100%" fo:font-weight="normal" officeooo:rsid="008f8dcf" style:font-weight-asian="normal" style:font-weight-complex="normal"/>
    </style:style>
    <style:style style:name="MT49" style:family="text">
      <style:text-properties style:text-position="-5% 100%" fo:font-weight="bold" officeooo:rsid="008f8dcf" style:font-weight-asian="bold" style:font-weight-complex="bold"/>
    </style:style>
    <style:style style:name="MT5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7"><text:placeholder text:placeholder-type="text">&lt;o.date_due&gt;</text:placeholder></text:span></text:p>
              <text:p text:style-name="MP31"><text:span text:style-name="MT48"><text:text-input text:description="&lt;o.afip_concept in ['2', '3', '4'] and &quot;Fecha servicio:&quot;&gt;">Fecha Servicio:</text:text-input></text:span><text:span text:style-name="MT48"><text:s/></text:span><text:span text:style-name="MT4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50">Doc. Origen</text:span><text:span text:style-name="MT51">:</text:span><text:span text:style-name="MT52"> </text:span><text:span text:style-name="MT53"><text:text-input text:description="&lt;o.origin&gt;">R1231231 – R1231321</text:text-input></text:span></text:p>
              <text:p text:style-name="MP34"><text:span text:style-name="MT54">Referencia: </text:span><text:span text:style-name="MT55"><text:placeholder text:placeholder-type="text">&lt;o.name&gt;</text:placeholder></text:span></text:p>
              <text:p text:style-name="MP34"><text:span text:style-name="MT56"><text:text-input text:description="&lt;o._fields.get('picking_ids') and o.picking_ids.mapped('voucher_ids') and 'Remitos: ' or ''&gt;">Remitos: </text:text-input></text:span><text:span text:style-name="MT57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9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/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44cm" svg:y="-0.82cm" svg:width="6.364cm" draw:z-index="2"><draw:text-box fo:min-height="0.744cm"><text:p text:style-name="MP41">QR Code</text:p></draw:text-box></draw:frame><text:span text:style-name="MT61">CAE: </text:span><text:span text:style-name="MT61"><text:placeholder text:placeholder-type="text">&lt;o.afip_cae&gt;</text:placeholder></text:span></text:p>
              <text:p text:style-name="MP40"><text:span text:style-name="MT61">Fecha Vto. CAE: </text:span><text:span text:style-name="MT61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3T11:16:07.034269711</dc:date>
    <meta:editing-duration>P3DT11H29M56S</meta:editing-duration>
    <meta:editing-cycles>492</meta:editing-cycles>
    <meta:generator>LibreOffice/6.4.6.2$Linux_X86_64 LibreOffice_project/40$Build-2</meta:generator>
    <meta:document-statistic meta:table-count="7" meta:image-count="0" meta:object-count="0" meta:page-count="1" meta:paragraph-count="82" meta:word-count="436" meta:character-count="2688" meta:non-whitespace-character-count="2496"/>
  </office:meta>
</office:document-meta>
</file>